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row table:style-name="ro1">
          <table:table-cell office:value-type="string">
            <text:p>C API可使用的函数</text:p>
          </table:table-cell>
        </table:table-row>
        <table:table-row table:style-name="ro2">
          <table:table-cell office:value-type="string">
            <text:p>函数 描写叙述</text:p>
          </table:table-cell>
        </table:table-row>
        <table:table-row table:style-name="ro3">
          <table:table-cell office:value-type="string">
            <text:p>mysql_affected_rows()</text:p>
          </table:table-cell>
        </table:table-row>
        <table:table-row table:style-name="ro1">
          <table:table-cell office:value-type="string">
            <text:p>返回上次UPDATE、DELETE或INSERT查询更改／删除／插入的行数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3">
          <table:table-cell office:value-type="string">
            <text:p>mysql_autocommi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切换 autocommit模式，ON/OFF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change_user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更改打开连接上的用户和数据库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charset_name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用于连接的默认字符集的名称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close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关闭server连接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commi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提交事务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connec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连接到MySQLserver。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该函数已不再被重视。使用mysql_real_connect()代替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create_db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创建数据库。该函数已不再被重视，使用SQL语句CREATE DATABASE取而代之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data_seek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在查询结果集中查找属性行编号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debug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用给定的字符串运行DBUG_PUSH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drop_db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撤销数据库。该函数已不再被重视，使用SQL语句DROP DATABASE取而代之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dump_debug_info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让server将调试信息写入日志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eof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确定是否读取了结果集的最后一行。该函数已不再被重视。能够使用mysql_errno()或mysql_error()取而代之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errno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返回上次调用的MySQL函数的错误编号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error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返回上次调用的MySQL函数的错误消息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escape_string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为了用在SQL语句中，对特殊字符进行转义处理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fetch_field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下一个表字段的类型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fetch_field_direc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给定字段编号，返回表字段的类型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fetch_fields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全部字段结构的数组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fetch_lengths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当前行中全部列的长度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3">
          <table:table-cell office:value-type="string">
            <text:p>mysql_fetch_row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从结果集中获取下一行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当前行中全部列的长度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fetch_row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从结果集中获取下一行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field_seek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将列光标置于指定的列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field_coun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上次运行语句的结果列的数目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field_tell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返回上次mysql_fetch_field()所使用字段光标的位置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free_resul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释放结果集使用的内存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get_client_info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以字符串形式返回client版本号信息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get_client_version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以整数形式返回client版本号信息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get_host_info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描写叙述连接的字符串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get_server_version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以整数形式返回server的版本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get_proto_info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连接所使用的协议版本号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get_server_info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返回server的版本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info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关于近期所运行查询的信息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ini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获取或初始化MYSQL结构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insert_id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返回上一个查询为AUTO_INCREMENT列生成的ID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kill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杀死给定的线程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library_end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终于确定MySQL C API库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library_ini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初始化MySQL C API库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list_dbs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与简单正則表達式匹配的数据库名称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list_fields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与简单正則表達式匹配的字段名称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list_processes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返回当前server线程的列表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list_tables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与简单正則表達式匹配的表名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more_results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检查是否还存在其它结果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next_resul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在多语句运行过程中返回/初始化下一个结果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num_fields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结果集中的列数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num_rows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结果集中的行数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options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为mysql_connect()设置连接选项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ping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检查与server的连接是否工作，如有必要又一次连接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query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运行指定为“以Null终结的字符串”的SQL查询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real_connec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连接到MySQLserver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real_escape_string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考虑到连接的当前字符集，为了在SQL语句中使用。对字符串中的特殊字符进行转义处理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real_query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运行指定为计数字符串的SQL查询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refresh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刷新或复位表和快速缓冲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reload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通知server再次载入授权表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rollback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回滚事务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row_seek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使用从mysql_row_tell()返回的值，查找结果集中的行偏移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row_tell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返回行光标位置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select_db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选择数据库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server_end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终于确定嵌入式server库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server_ini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初始化嵌入式server库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set_server_option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为连接设置选项（如多语句）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sqlstate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返回关于上一个错误的SQLSTATE错误代码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shutdown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关闭数据库server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sta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以字符串形式返回server状态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store_resul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检索完整的结果集至client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thread_id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返回当前线程ID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thread_safe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假设client已编译为线程安全的，返回1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use_resul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初始化逐行的结果集检索。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sql_warning_count()</text:p>
          </table:table-cell>
        </table:table-row>
        <table:table-row table:style-name="ro2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返回上一个SQL语句的告警数。</text:p>
          </table:table-cell>
        </table:table-row>
        <table:table-row table:style-name="ro2">
          <table:table-cell office:value-type="string">
            <text:p><text:s/></text:p>
          </table:table-cell>
        </table:table-row>
      </table:table>
      <table:table table:name="工作表2" table:style-name="ta1">
        <table:table-column table:style-name="co1" table:default-cell-style-name="Default"/>
        <table:table-row table:style-name="ro4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驿正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0:36:29</meta:creation-date>
    <dc:date>2018-06-11T10:37:54</dc:date>
    <meta:editing-duration>PT27S</meta:editing-duration>
    <meta:editing-cycles>2</meta:editing-cycles>
    <meta:generator>LibreOffice/3.5$Linux_X86_64 LibreOffice_project/350m1$Build-2</meta:generator>
    <meta:document-statistic meta:table-count="3" meta:cell-count="281" meta:object-count="0"/>
  </office:meta>
</office:document-meta>
</file>